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42.86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40.48mm"/>
    </style:style>
    <style:style style:name="co9" style:family="table-column">
      <style:table-column-properties fo:break-before="auto" style:column-width="39.69mm"/>
    </style:style>
    <style:style style:name="co10" style:family="table-column">
      <style:table-column-properties fo:break-before="auto" style:column-width="40.75mm"/>
    </style:style>
    <style:style style:name="co11" style:family="table-column">
      <style:table-column-properties fo:break-before="auto" style:column-width="41.54mm"/>
    </style:style>
    <style:style style:name="co12" style:family="table-column">
      <style:table-column-properties fo:break-before="auto" style:column-width="42.07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2.96mm"/>
    </style:style>
    <style:style style:name="co16" style:family="table-column">
      <style:table-column-properties fo:break-before="auto" style:column-width="39.95mm"/>
    </style:style>
    <style:style style:name="co17" style:family="table-column">
      <style:table-column-properties fo:break-before="auto" style:column-width="43.39mm"/>
    </style:style>
    <style:style style:name="co18" style:family="table-column">
      <style:table-column-properties fo:break-before="auto" style:column-width="44.45mm"/>
    </style:style>
    <style:style style:name="co19" style:family="table-column">
      <style:table-column-properties fo:break-before="auto" style:column-width="48.15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38.89mm"/>
    </style:style>
    <style:style style:name="co22" style:family="table-column">
      <style:table-column-properties fo:break-before="auto" style:column-width="41.8mm"/>
    </style:style>
    <style:style style:name="co23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" table:style-name="ta1">
        <table:shapes>
          <draw:frame draw:z-index="0" draw:style-name="gr1" draw:text-style-name="P1" svg:width="159.99mm" svg:height="89.99mm" svg:x="242.84mm" svg:y="1.27mm">
            <loext:p draw:notify-on-update-of-ranges="k.A2:k.A7 k.B1:k.B1 k.B2:k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83.47mm" svg:y="1mm">
            <loext:p draw:notify-on-update-of-ranges="k.A2:k.A7 k.C1:k.C1 k.C2:k.C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0.0789" calcext:value-type="float">
            <text:p>0.0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0.0612" calcext:value-type="float">
            <text:p>0.06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  <table:table-cell table:formula="of:=6/500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 office:value-type="float" office:value="0.0495" calcext:value-type="float">
            <text:p>0.04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 office:value-type="float" office:value="0.0496" calcext:value-type="float">
            <text:p>0.0496</text:p>
          </table:table-cell>
          <table:table-cell table:number-columns-repeated="4"/>
        </table:table-row>
      </table:table>
      <table:table table:name="CCD" table:style-name="ta1">
        <table:shapes>
          <draw:frame draw:z-index="0" draw:style-name="gr1" draw:text-style-name="P1" svg:width="224.22mm" svg:height="80.01mm" svg:x="23.58mm" svg:y="122.92mm">
            <loext:p draw:notify-on-update-of-ranges="CCD.A14:CCD.A19 CCD.B13:CCD.B13 CCD.B14:CCD.B19 CCD.C13:CCD.C13 CCD.C14:CCD.C19 CCD.D13:CCD.D13 CCD.D14:CCD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378 peps</text:p>
          </table:table-cell>
          <table:table-cell table:style-name="ce2" office:value-type="string" calcext:value-type="string">
            <text:p>MIP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Ret : 2</text:p>
          </table:table-cell>
          <table:table-cell table:number-columns-repeated="6"/>
          <table:table-cell office:value-type="string" calcext:value-type="string">
            <text:p>MIP</text:p>
          </table:table-cell>
          <table:table-cell/>
          <table:table-cell office:value-type="string" calcext:value-type="string">
            <text:p>TM</text:p>
          </table:table-cell>
          <table:table-cell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table:formula="of:=294+16" office:value-type="float" office:value="310" calcext:value-type="float">
            <text:p>310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7"/>
          <table:table-cell office:value-type="float" office:value="0.937" calcext:value-type="float">
            <text:p>0.937</text:p>
          </table:table-cell>
          <table:table-cell/>
          <table:table-cell office:value-type="float" office:value="0.422" calcext:value-type="float">
            <text:p>0.42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2" table:formula="of:=68-12" office:value-type="float" office:value="56" calcext:value-type="float">
            <text:p>56</text:p>
          </table:table-cell>
          <table:table-cell table:style-name="ce2" table:formula="of:=60-9" office:value-type="float" office:value="51" calcext:value-type="float">
            <text:p>51</text:p>
          </table:table-cell>
          <table:table-cell table:number-columns-repeated="7"/>
          <table:table-cell office:value-type="float" office:value="0.85" calcext:value-type="float">
            <text:p>0.8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formula="of:=([.B2]+[.B3]+SUM([.L2:.L69]))/378" office:value-type="float" office:value="0.996044973544974" calcext:value-type="float">
            <text:p>0.9960449735</text:p>
          </table:table-cell>
          <table:table-cell table:formula="of:=([.C2]+[.C3]+SUM([.N2:.N69]))/378" office:value-type="float" office:value="0.998312169312169" calcext:value-type="float">
            <text:p>0.9983121693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Correctness</text:p>
          </table:table-cell>
          <table:table-cell table:formula="of:=([.B2]+SUM([.K2:.K69]))/378" office:value-type="float" office:value="0.934656084656085" calcext:value-type="float">
            <text:p>0.9346560847</text:p>
          </table:table-cell>
          <table:table-cell table:formula="of:=([.C2]+SUM([.M2:.M69]))/378" office:value-type="float" office:value="0.949238095238095" calcext:value-type="float">
            <text:p>0.9492380952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8"/>
          <table:table-cell office:value-type="string" calcext:value-type="string">
            <text:p>342 Peptides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10"/>
          <table:table-cell office:value-type="float" office:value="0.45" calcext:value-type="float">
            <text:p>0.45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table:number-columns-repeated="10"/>
          <table:table-cell office:value-type="float" office:value="0.926" calcext:value-type="float">
            <text:p>0.92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table:number-columns-repeated="10"/>
          <table:table-cell office:value-type="float" office:value="0.653" calcext:value-type="float">
            <text:p>0.653</text:p>
          </table:table-cell>
          <table:table-cell/>
          <table:table-cell table:number-columns-repeated="2" office:value-type="float" office:value="0.971" calcext:value-type="float">
            <text:p>0.971</text:p>
          </table:table-cell>
        </table:table-row>
        <table:table-row table:style-name="ro1">
          <table:table-cell table:number-columns-repeated="10"/>
          <table:table-cell office:value-type="float" office:value="0.73" calcext:value-type="float">
            <text:p>0.73</text:p>
          </table:table-cell>
          <table:table-cell/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Heurisitique</text:p>
          </table:table-cell>
          <table:covered-table-cell table:number-columns-repeated="2"/>
          <table:covered-table-cell table:style-name="ce2"/>
          <table:table-cell table:style-name="ce2" office:value-type="string" calcext:value-type="string" table:number-columns-spanned="4" table:number-rows-spanned="1">
            <text:p>MIP</text:p>
          </table:table-cell>
          <table:covered-table-cell table:number-columns-repeated="3" table:style-name="ce2"/>
          <table:table-cell/>
          <table:table-cell office:value-type="float" office:value="0.804" calcext:value-type="float">
            <text:p>0.804</text:p>
          </table:table-cell>
          <table:table-cell/>
          <table:table-cell office:value-type="float" office:value="0.416" calcext:value-type="float">
            <text:p>0.416</text:p>
          </table:table-cell>
          <table:table-cell/>
        </table:table-row>
        <table:table-row table:style-name="ro1">
          <table:table-cell table:style-name="ce2" office:value-type="string" calcext:value-type="string">
            <text:p>R/M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ensibilité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/>
          <table:table-cell office:value-type="float" office:value="0.869" calcext:value-type="float">
            <text:p>0.869</text:p>
          </table:table-cell>
          <table:table-cell/>
          <table:table-cell office:value-type="float" office:value="0.419" calcext:value-type="float">
            <text:p>0.419</text:p>
          </table:table-cell>
          <table:table-cell/>
        </table:table-row>
        <table:table-row table:style-name="ro1">
          <table:table-cell table:style-name="ce2" office:value-type="string" calcext:value-type="string">
            <text:p>Heuristique 1-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9" calcext:value-type="float">
            <text:p>289</text:p>
          </table:table-cell>
          <table:table-cell table:style-name="ce3" table:formula="of:=[.D14]/([.D14]+[.B14])" office:value-type="float" office:value="0.865269461077844" calcext:value-type="float">
            <text:p>0.86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4]/([.F14]+[.H14])" office:value-type="float" office:value="0.962732919254658" calcext:value-type="float">
            <text:p>0.963</text:p>
          </table:table-cell>
          <table:table-cell/>
          <table:table-cell office:value-type="float" office:value="0.465" calcext:value-type="float">
            <text:p>0.465</text:p>
          </table:table-cell>
          <table:table-cell/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table:style-name="ce2" office:value-type="string" calcext:value-type="string">
            <text:p>Heuristique 2-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89-[.B15]" office:value-type="float" office:value="44" calcext:value-type="float">
            <text:p>44</text:p>
          </table:table-cell>
          <table:table-cell table:style-name="ce2" office:value-type="float" office:value="289" calcext:value-type="float">
            <text:p>289</text:p>
          </table:table-cell>
          <table:table-cell table:style-name="ce3" table:formula="of:=[.D15]/([.D15]+[.B15])" office:value-type="float" office:value="0.865269461077844" calcext:value-type="float">
            <text:p>0.86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5]/([.F15]+[.H15])" office:value-type="float" office:value="0.962732919254658" calcext:value-type="float">
            <text:p>0.96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table:style-name="ce2" office:value-type="string" calcext:value-type="string">
            <text:p>Heuristique 1-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368-[.D16]" office:value-type="float" office:value="50" calcext:value-type="float">
            <text:p>50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6]/([.D16]+[.B16])" office:value-type="float" office:value="0.969512195121951" calcext:value-type="float">
            <text:p>0.97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6]/([.F16]+[.H16])" office:value-type="float" office:value="0.962732919254658" calcext:value-type="float">
            <text:p>0.963</text:p>
          </table:table-cell>
          <table:table-cell/>
          <table:table-cell office:value-type="float" office:value="0.428" calcext:value-type="float">
            <text:p>0.428</text:p>
          </table:table-cell>
          <table:table-cell/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table:style-name="ce2" office:value-type="string" calcext:value-type="string">
            <text:p>Heuristique 2-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7]/([.D17]+[.B17])" office:value-type="float" office:value="0.972477064220183" calcext:value-type="float">
            <text:p>0.97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7]/([.F17]+[.H17])" office:value-type="float" office:value="0.962732919254658" calcext:value-type="float">
            <text:p>0.963</text:p>
          </table:table-cell>
          <table:table-cell/>
          <table:table-cell office:value-type="float" office:value="0.645" calcext:value-type="float">
            <text:p>0.645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string" calcext:value-type="string">
            <text:p>Heuristique 3-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8]/([.D18]+[.B18])" office:value-type="float" office:value="0.972477064220183" calcext:value-type="float">
            <text:p>0.97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8]/([.F18]+[.H18])" office:value-type="float" office:value="0.962732919254658" calcext:value-type="float">
            <text:p>0.963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style-name="ce2" office:value-type="string" calcext:value-type="string">
            <text:p>MIP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10" calcext:value-type="float">
            <text:p>310</text:p>
          </table:table-cell>
          <table:table-cell table:style-name="ce3" table:formula="of:=[.D19]/([.D19]+[.B19])" office:value-type="float" office:value="0.962732919254658" calcext:value-type="float">
            <text:p>0.963</text:p>
          </table:table-cell>
          <table:table-cell table:number-columns-repeated="5"/>
          <table:table-cell office:value-type="float" office:value="0.738" calcext:value-type="float">
            <text:p>0.738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number-columns-repeated="3"/>
          <table:table-cell table:formula="of:=[.B14]+[.C14]+[.D14]" office:value-type="float" office:value="378" calcext:value-type="float">
            <text:p>378</text:p>
          </table:table-cell>
          <table:table-cell table:number-columns-repeated="6"/>
          <table:table-cell office:value-type="float" office:value="0.764" calcext:value-type="float">
            <text:p>0.764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table:number-columns-repeated="3"/>
          <table:table-cell table:formula="of:=[.B15]+[.C15]+[.D15]" office:value-type="float" office:value="378" calcext:value-type="float">
            <text:p>378</text:p>
          </table:table-cell>
          <table:table-cell table:number-columns-repeated="6"/>
          <table:table-cell office:value-type="float" office:value="0.926" calcext:value-type="float">
            <text:p>0.926</text:p>
          </table:table-cell>
          <table:table-cell/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number-columns-repeated="3"/>
          <table:table-cell table:formula="of:=[.B16]+[.C16]+[.D16]" office:value-type="float" office:value="378" calcext:value-type="float">
            <text:p>378</text:p>
          </table:table-cell>
          <table:table-cell table:number-columns-repeated="6"/>
          <table:table-cell office:value-type="float" office:value="0.45" calcext:value-type="float">
            <text:p>0.45</text:p>
          </table:table-cell>
          <table:table-cell/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table:number-columns-repeated="3"/>
          <table:table-cell table:formula="of:=[.B17]+[.C17]+[.D17]" office:value-type="float" office:value="378" calcext:value-type="float">
            <text:p>378</text:p>
          </table:table-cell>
          <table:table-cell table:number-columns-repeated="6"/>
          <table:table-cell office:value-type="float" office:value="0.692" calcext:value-type="float">
            <text:p>0.692</text:p>
          </table:table-cell>
          <table:table-cell/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table:number-columns-repeated="3"/>
          <table:table-cell table:formula="of:=[.B18]+[.C18]+[.D18]" office:value-type="float" office:value="378" calcext:value-type="float">
            <text:p>378</text:p>
          </table:table-cell>
          <table:table-cell table:number-columns-repeated="6"/>
          <table:table-cell office:value-type="float" office:value="0.702" calcext:value-type="float">
            <text:p>0.702</text:p>
          </table:table-cell>
          <table:table-cell/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table:number-columns-repeated="3"/>
          <table:table-cell table:formula="of:=[.B19]+[.C19]+[.D19]" office:value-type="float" office:value="378" calcext:value-type="float">
            <text:p>378</text:p>
          </table:table-cell>
          <table:table-cell table:number-columns-repeated="6"/>
          <table:table-cell office:value-type="float" office:value="0.923" calcext:value-type="float">
            <text:p>0.923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7" calcext:value-type="float">
            <text:p>0.787</text:p>
          </table:table-cell>
          <table:table-cell/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  <table:table-cell office:value-type="float" office:value="0.645" calcext:value-type="float">
            <text:p>0.6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18" calcext:value-type="float">
            <text:p>0.918</text:p>
          </table:table-cell>
          <table:table-cell/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17" calcext:value-type="float">
            <text:p>0.717</text:p>
          </table:table-cell>
          <table:table-cell/>
          <table:table-cell office:value-type="float" office:value="0.673" calcext:value-type="float">
            <text:p>0.6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38" calcext:value-type="float">
            <text:p>0.738</text:p>
          </table:table-cell>
          <table:table-cell/>
          <table:table-cell office:value-type="float" office:value="0.676" calcext:value-type="float">
            <text:p>0.6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5" calcext:value-type="float">
            <text:p>0.575</text:p>
          </table:table-cell>
          <table:table-cell/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float" office:value="0.742" calcext:value-type="float">
            <text:p>0.742</text:p>
          </table:table-cell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  <table:table-cell office:value-type="float" office:value="0.696" calcext:value-type="float">
            <text:p>0.6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03" calcext:value-type="float">
            <text:p>0.90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23" calcext:value-type="float">
            <text:p>0.92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45" calcext:value-type="float">
            <text:p>0.645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6" calcext:value-type="float">
            <text:p>0.56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6" calcext:value-type="float">
            <text:p>0.576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69" calcext:value-type="float">
            <text:p>0.869</text:p>
          </table:table-cell>
          <table:table-cell/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07" calcext:value-type="float">
            <text:p>0.607</text:p>
          </table:table-cell>
          <table:table-cell/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5" calcext:value-type="float">
            <text:p>0.75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36" calcext:value-type="float">
            <text:p>0.636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16" calcext:value-type="float">
            <text:p>0.416</text:p>
          </table:table-cell>
          <table:table-cell office:value-type="float" office:value="0.777" calcext:value-type="float">
            <text:p>0.777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" calcext:value-type="float">
            <text:p>0.7</text:p>
          </table:table-cell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4" calcext:value-type="float">
            <text:p>0.784</text:p>
          </table:table-cell>
          <table:table-cell/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92" calcext:value-type="float">
            <text:p>0.692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03" calcext:value-type="float">
            <text:p>0.703</text:p>
          </table:table-cell>
          <table:table-cell/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/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2" calcext:value-type="float">
            <text:p>0.422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/>
          <table:table-cell office:value-type="float" office:value="0.937" calcext:value-type="float">
            <text:p>0.9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76" calcext:value-type="float">
            <text:p>0.67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333" calcext:value-type="float">
            <text:p>0.3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96" calcext:value-type="float">
            <text:p>0.69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666" calcext:value-type="float">
            <text:p>0.666</text:p>
          </table:table-cell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 table:number-columns-repeated="3"/>
        </table:table-row>
      </table:table>
      <table:table table:name="Ratios" table:style-name="ta1">
        <table:shapes>
          <draw:frame draw:z-index="0" draw:style-name="gr1" draw:text-style-name="P1" svg:width="224.29mm" svg:height="82.41mm" svg:x="14.08mm" svg:y="118.4mm">
            <loext:p draw:notify-on-update-of-ranges="Ratios.A11:Ratios.A16 Ratios.B10:Ratios.B10 Ratios.B11:Ratios.B16 Ratios.C10:Ratios.C10 Ratios.C11:Ratios.C16 Ratios.D10:Ratios.D10 Ratios.D11:Ratios.D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2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2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3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3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3" table:formula="of:=['11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3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3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3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3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3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3" table:formula="of:=[r1m2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3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3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3" table:formula="of:=['22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" calcext:value-type="float">
            <text:p>0.936</text:p>
          </table:table-cell>
          <table:table-cell/>
          <table:table-cell office:value-type="string" calcext:value-type="string">
            <text:p>342 Peptides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MIP</text:p>
          </table:table-cell>
          <table:covered-table-cell table:style-name="ce2"/>
          <table:covered-table-cell/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VP</text:p>
          </table:table-cell>
          <table:table-cell table:style-name="ce2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que 1-1</text:p>
          </table:table-cell>
          <table:table-cell table:formula="of:=342-[.B3]" office:value-type="float" office:value="69" calcext:value-type="float">
            <text:p>69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[.F3]" office:value-type="float" office:value="217" calcext:value-type="float">
            <text:p>217</text:p>
          </table:table-cell>
          <table:table-cell table:formula="of:=[.D11]/([.D11]+[.B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2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3" table:formula="of:=[.F11]/([.F11]+[.H11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que 2-1</text:p>
          </table:table-cell>
          <table:table-cell table:formula="of:=342-[.B4]" office:value-type="float" office:value="69" calcext:value-type="float">
            <text:p>69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[.F4]" office:value-type="float" office:value="217" calcext:value-type="float">
            <text:p>217</text:p>
          </table:table-cell>
          <table:table-cell table:formula="of:=[.D12]/([.D12]+[.B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2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3" table:formula="of:=[.F12]/([.F12]+[.H12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que 1-2</text:p>
          </table:table-cell>
          <table:table-cell table:formula="of:=342-[.B5]" office:value-type="float" office:value="30" calcext:value-type="float">
            <text:p>3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D13]/([.D13]+[.B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2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3" table:formula="of:=[.F13]/([.F13]+[.H13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que 2-2</text:p>
          </table:table-cell>
          <table:table-cell table:formula="of:=342-[.B6]" office:value-type="float" office:value="26" calcext:value-type="float">
            <text:p>26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[.F6]" office:value-type="float" office:value="253" calcext:value-type="float">
            <text:p>253</text:p>
          </table:table-cell>
          <table:table-cell table:formula="of:=[.D14]/([.D14]+[.B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2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3" table:formula="of:=[.F14]/([.F14]+[.H14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que 3-3</text:p>
          </table:table-cell>
          <table:table-cell table:formula="of:=342-[.B7]" office:value-type="float" office:value="26" calcext:value-type="float">
            <text:p>26</text:p>
          </table:table-cell>
          <table:table-cell table:formula="of:=[.B7]-[.F7]" office:value-type="float" office:value="63" calcext:value-type="float">
            <text:p>6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D15]/([.D15]+[.B15])" office:value-type="float" office:value="0.906810035842294" calcext:value-type="float">
            <text:p>0.907</text:p>
          </table:table-cell>
          <table:table-cell table:formula="of:=[.H7]" office:value-type="float" office:value="243" calcext:value-type="float">
            <text:p>243</text:p>
          </table:table-cell>
          <table:table-cell table:style-name="ce2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3" table:formula="of:=[.F15]/([.F15]+[.H15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table:formula="of:=[.D16]/([.D16]+[.B16])" office:value-type="float" office:value="0.886861313868613" calcext:value-type="float">
            <text:p>0.887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 table:formula="of:=[.B14]+[.C14]+[.D14]" office:value-type="float" office:value="342" calcext:value-type="float">
            <text:p>342</text:p>
          </table:table-cell>
          <table:table-cell table:style-name="ce2" office:value-type="string" calcext:value-type="string">
            <text:p>TM-Light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uristique 1-1</text:p>
          </table:table-cell>
          <table:table-cell table:formula="of:=(5169+4570+4706)/3" office:value-type="float" office:value="4815" calcext:value-type="float">
            <text:p>4815</text:p>
          </table:table-cell>
          <table:table-cell office:value-type="float" office:value="23842" calcext:value-type="float">
            <text:p>23842</text:p>
          </table:table-cell>
          <table:table-cell table:style-name="Default" table:formula="of:=[.B15]+[.C15]+[.D15]" office:value-type="float" office:value="342" calcext:value-type="float">
            <text:p>342</text:p>
          </table:table-cell>
          <table:table-cell table:style-name="ce2" office:value-type="float" office:value="31750" calcext:value-type="float">
            <text:p>3175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uristique 2-1</text:p>
          </table:table-cell>
          <table:table-cell table:formula="of:=(7368+7511+7318)/3" office:value-type="float" office:value="7399" calcext:value-type="float">
            <text:p>7399</text:p>
          </table:table-cell>
          <table:table-cell table:formula="of:=(25019+25801+25650)/3" office:value-type="float" office:value="25490" calcext:value-type="float">
            <text:p>25490</text:p>
          </table:table-cell>
          <table:table-cell table:style-name="Default" table:formula="of:=[.B16]+[.C16]+[.D16]" office:value-type="float" office:value="342" calcext:value-type="float">
            <text:p>342</text:p>
          </table:table-cell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uristique 1-2</text:p>
          </table:table-cell>
          <table:table-cell table:formula="of:=(4819+4684+4702)/3" office:value-type="float" office:value="4735" calcext:value-type="float">
            <text:p>4735</text:p>
          </table:table-cell>
          <table:table-cell office:value-type="string" calcext:value-type="string">
            <text:p>Voir 11</text:p>
          </table:table-cell>
          <table:table-cell table:style-name="Default" table:formula="of:=[.B17]+[.C17]+[.D17]" office:value-type="float" office:value="0" calcext:value-type="float">
            <text:p>0</text:p>
          </table:table-cell>
          <table:table-cell table:style-name="ce2" office:value-type="float" office:value="37849" calcext:value-type="float">
            <text:p>3784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uristique 2-2</text:p>
          </table:table-cell>
          <table:table-cell table:formula="of:=(6709+6544+6283)/3" office:value-type="float" office:value="6512" calcext:value-type="float">
            <text:p>6512</text:p>
          </table:table-cell>
          <table:table-cell office:value-type="string" calcext:value-type="string">
            <text:p>Voir 21</text:p>
          </table:table-cell>
          <table:table-cell table:style-name="Default" table:formula="of:=[.B18]+[.C18]+[.D18]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uristique 3-3</text:p>
          </table:table-cell>
          <table:table-cell table:formula="of:=(31693+31487+31599)/3" office:value-type="float" office:value="31593" calcext:value-type="float">
            <text:p>31593</text:p>
          </table:table-cell>
          <table:table-cell office:value-type="float" office:value="25580" calcext:value-type="float">
            <text:p>25580</text:p>
          </table:table-cell>
          <table:table-cell table:style-name="Default"/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11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5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5" table:default-cell-style-name="ce4"/>
        <table:table-column table:style-name="co8" table:default-cell-style-name="ce4"/>
        <table:table-column table:style-name="co16" table:default-cell-style-name="ce4"/>
        <table:table-column table:style-name="co12" table:default-cell-style-name="ce4"/>
        <table:table-column table:style-name="co17" table:default-cell-style-name="ce4"/>
        <table:table-column table:style-name="co16" table:default-cell-style-name="ce4"/>
        <table:table-column table:style-name="co18" table:default-cell-style-name="ce4"/>
        <table:table-column table:style-name="co19" table:default-cell-style-name="ce4"/>
        <table:table-column table:style-name="co14" table:number-columns-repeated="1016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20" table:default-cell-style-name="ce4"/>
        <table:table-column table:style-name="co21" table:default-cell-style-name="ce4"/>
        <table:table-column table:style-name="co9" table:default-cell-style-name="ce4"/>
        <table:table-column table:style-name="co12" table:default-cell-style-name="ce4"/>
        <table:table-column table:style-name="co22" table:default-cell-style-name="ce4"/>
        <table:table-column table:style-name="co10" table:default-cell-style-name="ce4"/>
        <table:table-column table:style-name="co22" table:default-cell-style-name="ce4"/>
        <table:table-column table:style-name="co23" table:default-cell-style-name="ce4"/>
        <table:table-column table:style-name="co14" table:number-columns-repeated="1016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table table:name="Figu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6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1:22:54.60055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9-11T12:11:46.328645313</dc:date>
    <meta:editing-duration>P5DT14H14M51S</meta:editing-duration>
    <meta:editing-cycles>14</meta:editing-cycles>
    <meta:generator>LibreOffice/5.1.4.2$Linux_X86_64 LibreOffice_project/10m0$Build-2</meta:generator>
    <meta:document-statistic meta:table-count="9" meta:cell-count="244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23cm" svg:height="8.002cm" xlink:href=".." xlink:type="simple" chart:class="chart:bar" chart:style-name="ch1">
        <chart:legend chart:legend-position="end" svg:x="21.192cm" svg:y="3.204cm" style:legend-expansion="high" chart:style-name="ch2"/>
        <chart:plot-area chart:style-name="ch3" table:cell-range-address="CCD.A13:CCD.D19" chart:data-source-has-labels="both" svg:x="0.448cm" svg:y="0.16cm" svg:width="20.296cm" svg:height="7.682cm">
          <chartooo:coordinate-region svg:x="1.255cm" svg:y="0.359cm" svg:width="19.489cm" svg:height="6.836cm"/>
          <chart:axis chart:dimension="x" chart:name="primary-x" chart:style-name="ch4" chartooo:axis-type="auto">
            <chartooo:date-scale/>
            <chart:categories table:cell-range-address="CCD.A14:CCD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CD.B14:CCD.B19" chart:label-cell-address="CCD.B13:CCD.B13" chart:class="chart:bar">
            <chart:data-point chart:repeated="6"/>
          </chart:series>
          <chart:series chart:style-name="ch8" chart:values-cell-range-address="CCD.C14:CCD.C19" chart:label-cell-address="CCD.C13:CCD.C13" chart:class="chart:bar">
            <chart:data-point chart:repeated="6"/>
          </chart:series>
          <chart:series chart:style-name="ch9" chart:values-cell-range-address="CCD.D14:CCD.D19" chart:label-cell-address="CCD.D13:CCD.D1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CCD.B13:CCD.B13</svg:desc>
                </draw:g>
              </table:table-cell>
              <table:table-cell office:value-type="string">
                <text:p>FP</text:p>
                <draw:g>
                  <svg:desc>CCD.C13:CCD.C13</svg:desc>
                </draw:g>
              </table:table-cell>
              <table:table-cell office:value-type="string">
                <text:p>VP</text:p>
                <draw:g>
                  <svg:desc>CCD.D13:CCD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uristique 1-1</text:p>
                <draw:g>
                  <svg:desc>CCD.A14:CCD.A19</svg:desc>
                </draw:g>
              </table:table-cell>
              <table:table-cell office:value-type="float" office:value="45">
                <text:p>45</text:p>
                <draw:g>
                  <svg:desc>CCD.B14:CCD.B19</svg:desc>
                </draw:g>
              </table:table-cell>
              <table:table-cell office:value-type="float" office:value="44">
                <text:p>44</text:p>
                <draw:g>
                  <svg:desc>CCD.C14:CCD.C19</svg:desc>
                </draw:g>
              </table:table-cell>
              <table:table-cell office:value-type="float" office:value="289">
                <text:p>289</text:p>
                <draw:g>
                  <svg:desc>CCD.D14:CCD.D19</svg:desc>
                </draw:g>
              </table:table-cell>
            </table:table-row>
            <table:table-row>
              <table:table-cell office:value-type="string">
                <text:p>Heuristique 2-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Heuristique 1-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Heuristique 2-2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Heuristique 3-3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cm" svg:height="8.242cm" xlink:href=".." xlink:type="simple" chart:class="chart:bar" chart:style-name="ch1">
        <chart:legend chart:legend-position="end" svg:x="21.199cm" svg:y="3.324cm" style:legend-expansion="high" chart:style-name="ch2"/>
        <chart:plot-area chart:style-name="ch3" table:cell-range-address="Ratios.A10:Ratios.D16" chart:data-source-has-labels="both" svg:x="0.448cm" svg:y="0.164cm" svg:width="20.303cm" svg:height="7.914cm">
          <chartooo:coordinate-region svg:x="1.255cm" svg:y="0.363cm" svg:width="19.496cm" svg:height="7.068cm"/>
          <chart:axis chart:dimension="x" chart:name="primary-x" chart:style-name="ch4" chartooo:axis-type="auto">
            <chartooo:date-scale/>
            <chart:categories table:cell-range-address="Ratios.A11:Rati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B11:Ratios.B16" chart:label-cell-address="Ratios.B10:Ratios.B10" chart:class="chart:bar">
            <chart:data-point chart:repeated="6"/>
          </chart:series>
          <chart:series chart:style-name="ch8" chart:values-cell-range-address="Ratios.C11:Ratios.C16" chart:label-cell-address="Ratios.C10:Ratios.C10" chart:class="chart:bar">
            <chart:data-point chart:repeated="6"/>
          </chart:series>
          <chart:series chart:style-name="ch9" chart:values-cell-range-address="Ratios.D11:Ratios.D16" chart:label-cell-address="Ratios.D10:Ratios.D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Ratios.B10:Ratios.B10</svg:desc>
                </draw:g>
              </table:table-cell>
              <table:table-cell office:value-type="string">
                <text:p>FP</text:p>
                <draw:g>
                  <svg:desc>Ratios.C10:Ratios.C10</svg:desc>
                </draw:g>
              </table:table-cell>
              <table:table-cell office:value-type="string">
                <text:p>VP</text:p>
                <draw:g>
                  <svg:desc>Ratios.D10:Ratios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uristique 1-1</text:p>
                <draw:g>
                  <svg:desc>Ratios.A11:Ratios.A16</svg:desc>
                </draw:g>
              </table:table-cell>
              <table:table-cell office:value-type="float" office:value="69">
                <text:p>69</text:p>
                <draw:g>
                  <svg:desc>Ratios.B11:Ratios.B16</svg:desc>
                </draw:g>
              </table:table-cell>
              <table:table-cell office:value-type="float" office:value="56">
                <text:p>56</text:p>
                <draw:g>
                  <svg:desc>Ratios.C11:Ratios.C16</svg:desc>
                </draw:g>
              </table:table-cell>
              <table:table-cell office:value-type="float" office:value="217">
                <text:p>217</text:p>
                <draw:g>
                  <svg:desc>Ratios.D11:Ratios.D16</svg:desc>
                </draw:g>
              </table:table-cell>
            </table:table-row>
            <table:table-row>
              <table:table-cell office:value-type="string">
                <text:p>Heuristique 2-1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Heuristique 1-2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Heuristique 2-2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Heuristique 3-3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k.A1:k.B7" chart:data-source-has-labels="both" svg:x="1.331cm" svg:y="0.18cm" svg:width="14.349cm" svg:height="7.659cm">
          <chartooo:coordinate-region svg:x="2.138cm" svg:y="0.379cm" svg:width="13.542cm" svg:height="6.813cm"/>
          <chart:axis chart:dimension="x" chart:name="primary-x" chart:style-name="ch3" chartooo:axis-type="auto">
            <chartooo:date-scale/>
            <chart:title svg:x="7.641cm" svg:y="8.019cm" chart:style-name="ch4">
              <text:p>Valeur de k</text:p>
            </chart:title>
            <chart:categories table:cell-range-address="k.A2:k.A7"/>
          </chart:axis>
          <chart:axis chart:dimension="y" chart:name="primary-y" chart:style-name="ch5">
            <chart:title svg:x="0.451cm" svg:y="5.799cm" chart:style-name="ch6">
              <text:p>Temsp de précalcul en s</text:p>
            </chart:title>
            <chart:grid chart:style-name="ch7" chart:class="major"/>
          </chart:axis>
          <chart:series chart:style-name="ch8" chart:values-cell-range-address="k.B2:k.B7" chart:label-cell-address="k.B1:k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alcul (ms/chaine)</text:p>
                <draw:g>
                  <svg:desc>k.B1:k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.A2:k.A7</svg:desc>
                </draw:g>
              </table:table-cell>
              <table:table-cell office:value-type="float" office:value="3.6">
                <text:p>3.6</text:p>
                <draw:g>
                  <svg:desc>k.B2:k.B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k.A2:k.A7 k.C1:k.C7" chart:data-source-has-labels="both" svg:x="1.331cm" svg:y="0.18cm" svg:width="14.349cm" svg:height="7.659cm">
          <chartooo:coordinate-region svg:x="2.243cm" svg:y="0.379cm" svg:width="13.437cm" svg:height="6.813cm"/>
          <chart:axis chart:dimension="x" chart:name="primary-x" chart:style-name="ch3" chartooo:axis-type="auto">
            <chartooo:date-scale/>
            <chart:title svg:x="7.641cm" svg:y="8.019cm" chart:style-name="ch4">
              <text:p>Valeur de k</text:p>
            </chart:title>
            <chart:categories table:cell-range-address="k.A2:k.A7"/>
          </chart:axis>
          <chart:axis chart:dimension="y" chart:name="primary-y" chart:style-name="ch5">
            <chart:title svg:x="0.451cm" svg:y="5.998cm" chart:style-name="ch6">
              <text:p>Temps de recherche en ms</text:p>
            </chart:title>
            <chart:grid chart:style-name="ch7" chart:class="major"/>
          </chart:axis>
          <chart:series chart:style-name="ch8" chart:values-cell-range-address="k.C2:k.C7" chart:label-cell-address="k.C1:k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herche</text:p>
                <draw:g>
                  <svg:desc>k.C1:k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.A2:k.A7</svg:desc>
                </draw:g>
              </table:table-cell>
              <table:table-cell office:value-type="float" office:value="0.0789">
                <text:p>0.0789</text:p>
                <draw:g>
                  <svg:desc>k.C2:k.C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96">
                <text:p>0.0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